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P155" style:family="paragraph" style:parent-style-name="Standard">
      <style:text-properties style:font-name="Times" officeooo:rsid="0124aa90" officeooo:paragraph-rsid="0124aa90"/>
    </style:style>
    <style:style style:name="P156" style:family="paragraph" style:parent-style-name="Standard">
      <style:text-properties style:font-name="Times" officeooo:rsid="0125b5aa" officeooo:paragraph-rsid="0125b5aa"/>
    </style:style>
    <style:style style:name="P157" style:family="paragraph" style:parent-style-name="Standard">
      <style:text-properties style:font-name="Times" officeooo:rsid="0126c560" officeooo:paragraph-rsid="0126c560"/>
    </style:style>
    <style:style style:name="P158" style:family="paragraph" style:parent-style-name="Standard">
      <style:text-properties style:font-name="Times" officeooo:rsid="0127d696" officeooo:paragraph-rsid="0127d696"/>
    </style:style>
    <style:style style:name="P159" style:family="paragraph" style:parent-style-name="Standard">
      <style:text-properties style:font-name="Times" officeooo:rsid="0127d696" officeooo:paragraph-rsid="01317a63"/>
    </style:style>
    <style:style style:name="P160" style:family="paragraph" style:parent-style-name="Standard">
      <style:text-properties style:font-name="Times" officeooo:rsid="01292c98" officeooo:paragraph-rsid="01292c98"/>
    </style:style>
    <style:style style:name="P161" style:family="paragraph" style:parent-style-name="Standard">
      <style:text-properties style:font-name="Times" officeooo:rsid="01294d80" officeooo:paragraph-rsid="01294d80"/>
    </style:style>
    <style:style style:name="P162" style:family="paragraph" style:parent-style-name="Standard">
      <style:text-properties style:font-name="Times" officeooo:rsid="012d213c" officeooo:paragraph-rsid="012d213c"/>
    </style:style>
    <style:style style:name="P163" style:family="paragraph" style:parent-style-name="Standard">
      <style:text-properties style:font-name="Times" officeooo:rsid="012ed434" officeooo:paragraph-rsid="012d213c"/>
    </style:style>
    <style:style style:name="P164" style:family="paragraph" style:parent-style-name="Standard">
      <style:text-properties style:font-name="Times" officeooo:rsid="012ed434" officeooo:paragraph-rsid="012ed434"/>
    </style:style>
    <style:style style:name="P165" style:family="paragraph" style:parent-style-name="Standard">
      <style:text-properties style:font-name="Times" officeooo:rsid="012facf9" officeooo:paragraph-rsid="012facf9"/>
    </style:style>
    <style:style style:name="P166" style:family="paragraph" style:parent-style-name="Standard">
      <style:text-properties style:font-name="Times" officeooo:rsid="01327e84" officeooo:paragraph-rsid="01327e84"/>
    </style:style>
    <style:style style:name="P167" style:family="paragraph" style:parent-style-name="Standard">
      <style:text-properties style:font-name="Times" officeooo:rsid="01345d2d" officeooo:paragraph-rsid="01345d2d"/>
    </style:style>
    <style:style style:name="P168" style:family="paragraph" style:parent-style-name="Standard">
      <style:text-properties style:font-name="Times" officeooo:rsid="01354994" officeooo:paragraph-rsid="01354994"/>
    </style:style>
    <style:style style:name="P169" style:family="paragraph" style:parent-style-name="Standard">
      <style:text-properties style:font-name="Times" officeooo:rsid="0136f4da" officeooo:paragraph-rsid="0136f4da"/>
    </style:style>
    <style:style style:name="P170" style:family="paragraph" style:parent-style-name="Standard">
      <style:text-properties style:font-name="Times" officeooo:rsid="0138026a" officeooo:paragraph-rsid="0138026a"/>
    </style:style>
    <style:style style:name="P171" style:family="paragraph" style:parent-style-name="Standard">
      <style:text-properties style:font-name="Times" officeooo:rsid="013a7631" officeooo:paragraph-rsid="013a7631"/>
    </style:style>
    <style:style style:name="P172" style:family="paragraph" style:parent-style-name="Standard">
      <style:text-properties style:font-name="Times" officeooo:rsid="013c221e" officeooo:paragraph-rsid="013c221e"/>
    </style:style>
    <style:style style:name="P173" style:family="paragraph" style:parent-style-name="Standard">
      <style:text-properties style:font-name="Times" officeooo:rsid="013e41c8" officeooo:paragraph-rsid="013e41c8"/>
    </style:style>
    <style:style style:name="P174" style:family="paragraph" style:parent-style-name="Standard">
      <style:text-properties style:font-name="Times" officeooo:rsid="013fa0e5" officeooo:paragraph-rsid="013fa0e5"/>
    </style:style>
    <style:style style:name="P175" style:family="paragraph" style:parent-style-name="Standard">
      <style:text-properties style:font-name="Times" officeooo:rsid="014099bf" officeooo:paragraph-rsid="014099bf"/>
    </style:style>
    <style:style style:name="P176" style:family="paragraph" style:parent-style-name="Standard">
      <style:text-properties style:font-name="Times" officeooo:rsid="014122c3" officeooo:paragraph-rsid="014122c3"/>
    </style:style>
    <style:style style:name="P177" style:family="paragraph" style:parent-style-name="Standard">
      <style:text-properties style:font-name="Times" officeooo:rsid="01430932" officeooo:paragraph-rsid="01430932"/>
    </style:style>
    <style:style style:name="P178" style:family="paragraph" style:parent-style-name="Standard">
      <style:text-properties style:font-name="Times" officeooo:rsid="0144a767" officeooo:paragraph-rsid="0144a767"/>
    </style:style>
    <style:style style:name="P179" style:family="paragraph" style:parent-style-name="Standard">
      <style:text-properties style:font-name="Times" officeooo:rsid="0148336c" officeooo:paragraph-rsid="0148336c"/>
    </style:style>
    <style:style style:name="P180" style:family="paragraph" style:parent-style-name="Standard">
      <style:text-properties style:font-name="Times" officeooo:rsid="014a093d" officeooo:paragraph-rsid="014a093d"/>
    </style:style>
    <style:style style:name="P181" style:family="paragraph" style:parent-style-name="Standard">
      <style:text-properties style:font-name="Times" officeooo:rsid="014bbd3b" officeooo:paragraph-rsid="014bbd3b"/>
    </style:style>
    <style:style style:name="P182" style:family="paragraph" style:parent-style-name="Standard">
      <style:text-properties style:font-name="Times" officeooo:rsid="014cfb78" officeooo:paragraph-rsid="014cfb78"/>
    </style:style>
    <style:style style:name="P183" style:family="paragraph" style:parent-style-name="Standard">
      <style:text-properties style:font-name="Times" officeooo:rsid="014f5bfe" officeooo:paragraph-rsid="014f5bfe"/>
    </style:style>
    <style:style style:name="P184" style:family="paragraph" style:parent-style-name="Standard">
      <style:text-properties style:font-name="Times" officeooo:rsid="0150c572" officeooo:paragraph-rsid="0150c572"/>
    </style:style>
    <style:style style:name="P185" style:family="paragraph" style:parent-style-name="Standard">
      <style:text-properties style:font-name="Times" officeooo:rsid="01551eda" officeooo:paragraph-rsid="01551eda"/>
    </style:style>
    <style:style style:name="P186" style:family="paragraph" style:parent-style-name="Standard">
      <style:text-properties style:font-name="Times" officeooo:rsid="015542f6" officeooo:paragraph-rsid="015542f6"/>
    </style:style>
    <style:style style:name="P187" style:family="paragraph" style:parent-style-name="Standard">
      <style:text-properties style:font-name="Times" officeooo:rsid="0159440b" officeooo:paragraph-rsid="0159440b"/>
    </style:style>
    <style:style style:name="P188" style:family="paragraph" style:parent-style-name="Standard">
      <style:text-properties style:font-name="Times" officeooo:rsid="015dd969" officeooo:paragraph-rsid="015dd969"/>
    </style:style>
    <style:style style:name="P189" style:family="paragraph" style:parent-style-name="Standard">
      <style:text-properties style:font-name="Times" officeooo:rsid="015e42f5" officeooo:paragraph-rsid="015e42f5"/>
    </style:style>
    <style:style style:name="P190" style:family="paragraph" style:parent-style-name="Standard">
      <style:text-properties style:font-name="Times" officeooo:rsid="0162ed4e" officeooo:paragraph-rsid="0162ed4e"/>
    </style:style>
    <style:style style:name="P191" style:family="paragraph" style:parent-style-name="Standard">
      <style:text-properties style:font-name="Times" officeooo:rsid="01644e06" officeooo:paragraph-rsid="01644e06"/>
    </style:style>
    <style:style style:name="P192" style:family="paragraph" style:parent-style-name="Standard">
      <style:text-properties style:font-name="Times" officeooo:rsid="0164cfb7" officeooo:paragraph-rsid="0164cfb7"/>
    </style:style>
    <style:style style:name="P193" style:family="paragraph" style:parent-style-name="Standard">
      <style:text-properties style:font-name="Times" officeooo:rsid="0168212b" officeooo:paragraph-rsid="0168212b"/>
    </style:style>
    <style:style style:name="P194" style:family="paragraph" style:parent-style-name="Standard">
      <style:text-properties style:font-name="Times" officeooo:rsid="0168e57e" officeooo:paragraph-rsid="0168e57e"/>
    </style:style>
    <style:style style:name="P195" style:family="paragraph" style:parent-style-name="Standard">
      <style:text-properties style:font-name="Times" officeooo:rsid="016db53a" officeooo:paragraph-rsid="016db53a"/>
    </style:style>
    <style:style style:name="P196" style:family="paragraph" style:parent-style-name="Standard">
      <style:text-properties style:font-name="Times" officeooo:rsid="016f175d" officeooo:paragraph-rsid="016f175d"/>
    </style:style>
    <style:style style:name="P197" style:family="paragraph" style:parent-style-name="Standard">
      <style:text-properties style:font-name="Times" officeooo:rsid="01719fff" officeooo:paragraph-rsid="01719fff"/>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0ced0"/>
    </style:style>
    <style:style style:name="T113" style:family="text">
      <style:text-properties officeooo:rsid="0122bc6d"/>
    </style:style>
    <style:style style:name="T114" style:family="text">
      <style:text-properties officeooo:rsid="012a10dc"/>
    </style:style>
    <style:style style:name="T115" style:family="text">
      <style:text-properties officeooo:rsid="012facf9"/>
    </style:style>
    <style:style style:name="T116" style:family="text">
      <style:text-properties officeooo:rsid="01317a63"/>
    </style:style>
    <style:style style:name="T117" style:family="text">
      <style:text-properties officeooo:rsid="01327e84"/>
    </style:style>
    <style:style style:name="T118" style:family="text">
      <style:text-properties officeooo:rsid="01346335"/>
    </style:style>
    <style:style style:name="T119" style:family="text">
      <style:text-properties officeooo:rsid="0136f4da"/>
    </style:style>
    <style:style style:name="T120" style:family="text">
      <style:text-properties officeooo:rsid="0138026a"/>
    </style:style>
    <style:style style:name="T121" style:family="text">
      <style:text-properties officeooo:rsid="013a7631"/>
    </style:style>
    <style:style style:name="T122" style:family="text">
      <style:text-properties officeooo:rsid="013e935c"/>
    </style:style>
    <style:style style:name="T123" style:family="text">
      <style:text-properties officeooo:rsid="01405603"/>
    </style:style>
    <style:style style:name="T124" style:family="text">
      <style:text-properties officeooo:rsid="0140a399"/>
    </style:style>
    <style:style style:name="T125" style:family="text">
      <style:text-properties officeooo:rsid="014185f2"/>
    </style:style>
    <style:style style:name="T126" style:family="text">
      <style:text-properties officeooo:rsid="0144577e"/>
    </style:style>
    <style:style style:name="T127" style:family="text">
      <style:text-properties officeooo:rsid="01469e81"/>
    </style:style>
    <style:style style:name="T128" style:family="text">
      <style:text-properties officeooo:rsid="014833a4"/>
    </style:style>
    <style:style style:name="T129" style:family="text">
      <style:text-properties officeooo:rsid="014a093d"/>
    </style:style>
    <style:style style:name="T130" style:family="text">
      <style:text-properties officeooo:rsid="014a1f9f"/>
    </style:style>
    <style:style style:name="T131" style:family="text">
      <style:text-properties officeooo:rsid="014d8151"/>
    </style:style>
    <style:style style:name="T132" style:family="text">
      <style:text-properties officeooo:rsid="01518b80"/>
    </style:style>
    <style:style style:name="T133" style:family="text">
      <style:text-properties officeooo:rsid="01537642"/>
    </style:style>
    <style:style style:name="T134" style:family="text">
      <style:text-properties officeooo:rsid="01573b21"/>
    </style:style>
    <style:style style:name="T135" style:family="text">
      <style:text-properties officeooo:rsid="015827ae"/>
    </style:style>
    <style:style style:name="T136" style:family="text">
      <style:text-properties officeooo:rsid="015bf0f0"/>
    </style:style>
    <style:style style:name="T137" style:family="text">
      <style:text-properties officeooo:rsid="015ed87e"/>
    </style:style>
    <style:style style:name="T138" style:family="text">
      <style:text-properties officeooo:rsid="0165cd57"/>
    </style:style>
    <style:style style:name="T139" style:family="text">
      <style:text-properties officeooo:rsid="016aac82"/>
    </style:style>
    <style:style style:name="T140" style:family="text">
      <style:text-properties officeooo:rsid="016bcba4"/>
    </style:style>
    <style:style style:name="T141" style:family="text">
      <style:text-properties officeooo:rsid="016fe54e"/>
    </style:style>
    <style:style style:name="T142" style:family="text">
      <style:text-properties officeooo:rsid="01719fff"/>
    </style:style>
    <style:style style:name="T143" style:family="text">
      <style:text-properties officeooo:rsid="017264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2">[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 <text:span text:style-name="T113">Found negative substrate mass, realized the abs(rsi) is needed. Modify and rerun. Still negative substrate mass. Cp at r=z=0 increase crazily. There's something wrong.</text:span></text:p>
      <text:p text:style-name="P158">96: Da = 100 </text:p>
      <text:p text:style-name="P155">96_1: set Da=0. Seems fine.</text:p>
      <text:p text:style-name="P156">96_2: Da=1.0 </text:p>
      <text:p text:style-name="P157">96_3: Da = 1.0e5 <text:s/></text:p>
      <text:p text:style-name="P157"/>
      <text:p text:style-name="P159">97: with Marangoni flow. Fixed Ma <text:span text:style-name="T117">(natural)</text:span>. <text:span text:style-name="T116">Da=100?(maybe)</text:span>.</text:p>
      <text:p text:style-name="P165">97_1: <text:span text:style-name="T117">Da = 10, Ma = 10</text:span></text:p>
      <text:p text:style-name="P166">97_2: Da = 10, Ma = -100</text:p>
      <text:p text:style-name="P165"/>
      <text:p text:style-name="P160">98: no fixed Ma.</text:p>
      <text:p text:style-name="P161">98_1: Da=1.0. <text:span text:style-name="T114">cp_average correction. Record Da_sub value, flags for adsp.</text:span></text:p>
      <text:p text:style-name="P162">98_2: Da = 10.0 <text:s/><text:span text:style-name="T115">[1]</text:span></text:p>
      <text:p text:style-name="P163"/>
      <text:p text:style-name="P164">surface adsorption</text:p>
      <text:p text:style-name="P164">99: <text:span text:style-name="T118">Da_surf1=100, Da_surf2=1. Not converging after a few timesteps. Total mass not conserved.</text:span></text:p>
      <text:p text:style-name="P168">99_1: fixed mistakes by sekand method. <text:span text:style-name="T119">Mass conservation not achieved, negative gamma.</text:span></text:p>
      <text:p text:style-name="P169">99_2: add dilatation term. <text:span text:style-name="T120">Negative gamma.</text:span></text:p>
      <text:p text:style-name="P170">99_3: only Rms1&amp;2: <text:span text:style-name="T121">negative gamma at CL, smaller mass loss. Cp goes to negative.</text:span></text:p>
      <text:p text:style-name="P171">99_4: Rms1&amp;2&amp;32: <text:span text:style-name="T122">sudden plump may be due to negative cp.</text:span></text:p>
      <text:p text:style-name="P172">99_5: model modification: Da1*gamma*cp.</text:p>
      <text:p text:style-name="P173">99_6: set Da1=Da2=0 to see if surface concentration conserved. <text:span text:style-name="T123">Surface mass decrease a lot.</text:span></text:p>
      <text:p text:style-name="P174">99_7: fix mistakes in Rms3 (missed a SQ**0.5 when deriving by hand). <text:span text:style-name="T123">Surface mass increased.</text:span></text:p>
      <text:p text:style-name="P175">99_8: angle 90, CL not fix, <text:span text:style-name="T124">need to set base_mesh=0 for CL moving!!</text:span>. This only checks dilatation.</text:p>
      <text:p text:style-name="P167">Next commit “works for surf_adsp alone, still need to adjust for both adsp on”</text:p>
      <text:p text:style-name="P176">99_8_1: 99_8 somehow has small velocity near CL, so set u=v=0(p=0 needs to be set together, otherwise does not work somehow.) <text:span text:style-name="T125">gamma not changing, so dilatation not working! Dilatation is with normal projection of (rdot, vdot), not (u,v). They are different because of evaporation.</text:span></text:p>
      <text:p text:style-name="P177">99_9: changed dilatation terms to be with (rdot, vdot), which is the surface velocity. <text:span text:style-name="T126">Results?see tomorrow.</text:span></text:p>
      <text:p text:style-name="P178">99_10: comment out Rms terms except Rms1&amp;Rms5. <text:span text:style-name="T127">Dilatation term is wrong.</text:span></text:p>
      <text:p text:style-name="P179">99_11: new dilatation<text:span text:style-name="T128">&amp;stretching</text:span> term Rms6. <text:span text:style-name="T129">Worked.</text:span></text:p>
      <text:p text:style-name="P180">99_12: <text:span text:style-name="T130">back to CL pinning again. Gamma ridiculous, seems related stretching.</text:span></text:p>
      <text:p text:style-name="P181">99_13: used 2H term for dilatation. </text:p>
      <text:p text:style-name="P182">99_14: not pinning. <text:span text:style-name="T131">Changed 2H term. </text:span></text:p>
      <text:p text:style-name="P183">99_15: pinning.</text:p>
      <text:p text:style-name="P183">99_16: no gamma diffusion.</text:p>
      <text:p text:style-name="P184"><text:soft-page-break/>99_17: no diffusion or convection, <text:span text:style-name="T133">did not help</text:span>. <text:span text:style-name="T132">Trying to do 2H with 2sin(theta)/R, with no diffusion or convection or streching. As expected.</text:span></text:p>
      <text:p text:style-name="P185">99_18: add convection and adsorption(Da=0). <text:span text:style-name="T135">Roughly makes sense. mass_free increased a little, probably related to the loss of stretching term. Refer to 99_19. plotted the surface velocity.</text:span></text:p>
      <text:p text:style-name="P186">99_19: add streching. <text:span text:style-name="T134">The problem was with stretching. Used new terms for streching, rerun. Still prblem</text:span></text:p>
      <text:p text:style-name="P187">99_20: set CL element to have no stretching term. <text:span text:style-name="T136">No ridiculous seesaw, only four nodes has ridiculous value. I'm sure the error comes from the abrupt change of surface velocity. Put results in 99_19. then run new simulation.</text:span></text:p>
      <text:p text:style-name="P190">Every term on.</text:p>
      <text:p text:style-name="P188">99_21: turn on <text:span text:style-name="T137">counterclockwise </text:span>Marangoni, may help with CL stretching.</text:p>
      <text:p text:style-name="P189">99_22: Ma on, no stretching.</text:p>
      <text:p text:style-name="P191">99_23: Ma, not fixing Ma. To see stretching causing accumulation between two circulation.</text:p>
      <text:p text:style-name="P192">99_24: fix Ma. New stretching. <text:span text:style-name="T138">Did not work. Then use vs = v – Jn. Did not work. Used coarse mesh for quicker results. Observed that the wiggles happen at the stagnation point. Then decrease Ma=10, no wiggles.</text:span></text:p>
      <text:p text:style-name="P193">99_25: Ma=10, original mesh. </text:p>
      <text:p text:style-name="P194">99_26: Ma=100. <text:span text:style-name="T140">Stopped at angle 48.4</text:span></text:p>
      <text:p text:style-name="P194">99_27: no fixing Ma. Natural <text:span text:style-name="T139">circulation</text:span>. </text:p>
      <text:p text:style-name="P195">99_28: Ma=-10. Initial gamma =0, Da=1</text:p>
      <text:p text:style-name="P196">99_29: Ma = -100. <text:span text:style-name="T142">lost precision for gamma at r=0, stop converging.</text:span></text:p>
      <text:p text:style-name="P197">99_29_1: smaller Da. Helped. To angle 28.8.</text:p>
      <text:p text:style-name="P197">99_29_2: include gamma into trunerr. <text:span text:style-name="T143">Did not help.</text:span></text:p>
      <text:p text:style-name="P196">99_30: no Maran. <text:span text:style-name="T141">Natrual adsp (gamma0=0) works. </text:span></text:p>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12T09:35:13.408220067</dc:date>
    <dc:creator>Lihui Wang</dc:creator>
    <meta:editing-duration>P45DT12H40M32S</meta:editing-duration>
    <meta:editing-cycles>288</meta:editing-cycles>
    <meta:generator>LibreOffice/4.3.7.2$Linux_X86_64 LibreOffice_project/430$Build-2</meta:generator>
    <meta:document-statistic meta:table-count="0" meta:image-count="0" meta:object-count="0" meta:page-count="14" meta:paragraph-count="319" meta:word-count="4788" meta:character-count="28855" meta:non-whitespace-character-count="24306"/>
  </office:meta>
</office:document-meta>
</file>